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2019-01-01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200.99502487562188" office:value-type="float"/>
          <table:table-cell table:style-name="acquired_lot_note_fiat" office:value="14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9.99502487562189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01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01000000 of 2.01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199.00497512438" office:value-type="float"/>
          <table:table-cell table:style-name="acquired_lot_note_fiat" office:value="30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9999.00497512437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00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00000000 of 2.01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04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1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350" office:value-type="string" calcext:value-type="string" table:number-columns-spanned="9" table:number-rows-spanned="1">
            <text:p>Crypto Donatio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Default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dona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Dona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dona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donati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3: 3.79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Gift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gif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Gif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gif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gift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8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2/01/2017</text:p>
          </table:table-cell>
          <table:table-cell table:style-name="taxable_event_note_border_default" office:value-type="string">
            <text:p>04/11/2019</text:p>
          </table:table-cell>
          <table:table-cell table:style-name="taxable_event_note_border_fiat" office:value="25560.0" office:value-type="float"/>
          <table:table-cell table:style-name="acquired_lot_note_border_fiat" office:value="216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960.0" office:value-type="float"/>
          <table:table-cell table:style-name="taxable_event_note_border_default" office:value-type="string">
            <text:p>OUT / GIFT</text:p>
          </table:table-cell>
          <table:table-cell table:style-name="acquired_lot_note_border_default" office:value-type="string">
            <text:p>2/2: 1.80000000 of 2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3: 1.80000000 of 5.0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840.0" office:value-type="float"/>
          <table:table-cell table:style-name="acquired_lot_note_fiat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3: 0.2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1.79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2/01/2017</text:p>
          </table:table-cell>
          <table:table-cell table:style-name="taxable_event_note_border_default" office:value-type="string">
            <text:p>04/11/2019</text:p>
          </table:table-cell>
          <table:table-cell table:style-name="taxable_event_note_border_fiat" office:value="25418.0" office:value-type="float"/>
          <table:table-cell table:style-name="acquired_lot_note_border_fiat" office:value="2148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938.0" office:value-type="float"/>
          <table:table-cell table:style-name="taxable_event_note_border_default" office:value-type="string">
            <text:p>OUT / GIFT</text:p>
          </table:table-cell>
          <table:table-cell table:style-name="acquired_lot_note_border_default" office:value-type="string">
            <text:p>2/2: 1.79000000 of 2.00000000 B4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3: 1.79000000 of 5.0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982.0" office:value-type="float"/>
          <table:table-cell table:style-name="acquired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1000000 of 4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2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5/21/2020</text:p>
          </table:table-cell>
          <table:table-cell table:style-name="taxable_event_note_border_fiat" office:value="288.0" office:value-type="float"/>
          <table:table-cell table:style-name="acquired_lot_note_border_fiat" office:value="222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66.0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2/3: 0.02000000 of 1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02000000 of 0.02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0-05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44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1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3: 0.02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11.241147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